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40000006FC31ED1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subtitle">
      <style:graphic-properties draw:fill-color="#ffffff" fo:min-height="4.321cm"/>
    </style:style>
    <style:style style:name="pr2" style:family="presentation" style:parent-style-name="Title-subtitle">
      <style:graphic-properties draw:fill-color="#ffffff" fo:min-height="4.445cm" fo:padding-top="0.635cm" fo:padding-bottom="0.635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Slides-title">
      <style:graphic-properties draw:auto-grow-height="true" fo:min-height="3.506cm"/>
    </style:style>
    <style:style style:name="pr5" style:family="presentation" style:parent-style-name="Slides-outline1">
      <style:graphic-properties draw:fit-to-size="false" fo:min-height="13.609cm" text:animation="none"/>
    </style:style>
    <style:style style:name="pr6" style:family="presentation" style:parent-style-name="Slides-notes">
      <style:graphic-properties draw:fill-color="#ffffff" draw:auto-grow-height="true" fo:min-height="12.572cm"/>
    </style:style>
    <style:style style:name="pr7" style:family="presentation" style:parent-style-name="Slides-title">
      <style:graphic-properties fo:min-height="3.506cm"/>
    </style:style>
    <style:style style:name="pr8" style:family="presentation" style:parent-style-name="Slides-outline1">
      <style:graphic-properties draw:fit-to-size="false" fo:min-height="13.61cm"/>
    </style:style>
    <style:style style:name="pr9" style:family="presentation" style:parent-style-name="Slides-notes">
      <style:graphic-properties draw:fill-color="#ffffff" fo:min-height="12.572cm"/>
    </style:style>
    <style:style style:name="pr10" style:family="presentation" style:parent-style-name="Slides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family="Georgia" style:font-family-generic="roman" style:font-pitch="variable" fo:font-size="26pt" style:font-size-asian="26pt" style:font-size-complex="26pt"/>
    </style:style>
    <style:style style:name="P3" style:family="paragraph">
      <style:paragraph-properties fo:text-align="start"/>
    </style:style>
    <style:style style:name="T1" style:family="text">
      <style:text-properties fo:color="#e6e6e6" fo:font-family="Georgia" style:font-family-generic="roman" style:font-pitch="variable" fo:font-size="26pt" style:font-size-asian="26pt" style:font-size-complex="26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Georgia" style:font-family-generic="roman" style:font-pitch="variable"/>
    </style:style>
    <style:style style:name="T4" style:family="text">
      <style:text-properties fo:font-family="FreeSerif" style:font-family-generic="roman" style:font-pitch="variable" fo:font-style="italic" style:font-style-asian="italic" style:font-style-complex="italic"/>
    </style:style>
    <style:style style:name="T5" style:family="text">
      <style:text-properties fo:font-family="'Courier New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4cm" svg:height="4.321cm" svg:x="1.27cm" svg:y="11.681cm" presentation:class="subtitle" presentation:user-transformed="true">
          <draw:text-box>
            <text:p text:style-name="P1">Node.js: a ten minute intro</text:p>
          </draw:text-box>
        </draw:frame>
        <draw:frame presentation:style-name="pr2" draw:text-style-name="P2" draw:layer="layout" svg:width="14.605cm" svg:height="5.715cm" svg:x="6.35cm" svg:y="12.7cm">
          <draw:text-box>
            <text:p text:style-name="P1"><text:span text:style-name="T1">Addison Higham</text:span></text:p>
            <text:p text:style-name="P1"><text:span text:style-name="T1">addisonj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lides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what is it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"Evented I/O for V8 javascript" - from nodejs.org</text:p>
                <text:list>
                  <text:list-item>
                    <text:p>Okay... so what is it?</text:p>
                  </text:list-item>
                  <text:list-item>
                    <text:p>Evented I/O - asynchronous I/O for web-servers, sockets, disk, and pretty much anything else you can think of</text:p>
                    <text:list>
                      <text:list-item>
                        <text:p>I know, still not that helpful, we will get to it, I promise.</text:p>
                      </text:list-item>
                    </text:list>
                  </text:list-item>
                  <text:list-item>
                    <text:p>Built on Google's (very fast) V8 javascript engine</text:p>
                  </text:list-item>
                </text:list>
              </text:list-item>
              <text:list-item>
                <text:p>In order to understand what 'evented I/O' means, we have to understand how I/O is traditionally done and the implications on system performan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'traditional' blocking I/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When we think of I/O, we normally think of something like this:</text:p>
                <text:p><text:span text:style-name="T2">1</text:span><text:span text:style-name="T2"><text:tab/></text:span><text:span text:style-name="T2">gets(str); // gets input from user</text:span></text:p>
                <text:p><text:span text:style-name="T2">2</text:span><text:span text:style-name="T2"><text:tab/></text:span><text:span text:style-name="T2">printf('You said: %s', str);</text:span></text:p>
              </text:list-item>
              <text:list-item>
                <text:p><text:span text:style-name="T3">What really happens here? </text:span></text:p>
                <text:list>
                  <text:list-item>
                    <text:p><text:span text:style-name="T3">The </text:span><text:span text:style-name="T2">gets()</text:span><text:span text:style-name="T3"> call 'blocks' the execution of further instructions until we get something from the user</text:span></text:p>
                  </text:list-item>
                  <text:list-item>
                    <text:p><text:span text:style-name="T3">If the user never inputs anything, we never leave this state, boring!</text:span></text:p>
                  </text:list-item>
                </text:list>
              </text:list-item>
              <text:list-item>
                <text:p><text:span text:style-name="T3">Not a problem... unless we want to have multiple people use it at once</text:span></text:p>
                <text:list>
                  <text:list-item>
                    <text:p><text:span text:style-name="T3">For each connecting user, we have to spawn a new instance (not free)</text:span></text:p>
                  </text:list-item>
                </text:list>
              </text:list-item>
              <text:list-item>
                <text:p><text:span text:style-name="T3">We are wasting resources!</text:span></text:p>
                <text:list>
                  <text:list-item>
                    <text:p><text:span text:style-name="T3">While waiting for input, the process still has memory allocated but is doing nothing!</text:span></text:p>
                  </text:list-item>
                </text:list>
                <text:p/>
                <text:p/>
                <text:p/>
                <text:p/>
                <text:p/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enter the callback</text:p>
          </draw:text-box>
        </draw:frame>
        <draw:frame presentation:style-name="pr1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Hrm, quite a pickle! Seems really inefficient</text:p>
                <text:list>
                  <text:list-item>
                    <text:p>How about we change our paradigm? Instead of thinking in terms of sequential operations, we think it terms of when stuff is done – events!</text:p>
                  </text:list-item>
                  <text:list-item>
                    <text:p>We never need to spawn off new processes (threads) to get concurrency!</text:p>
                  </text:list-item>
                  <text:list-item>
                    <text:p>We get much better efficiency</text:p>
                  </text:list-item>
                </text:list>
              </text:list-item>
              <text:list-item>
                <text:p>Javascript was designed with events in mind</text:p>
              </text:list-item>
              <text:list-item>
                <text:p>Lets start simple, what does an 'evented' model look like?</text:p>
                <text:p/>
                <text:p><text:span text:style-name="T4">javascript callbacks - whats this do?</text:span></text:p>
                <text:p><text:span text:style-name="T2">1 <text:s text:c="2"/>setTimeout(function() {</text:span></text:p>
                <text:p><text:span text:style-name="T2">2 <text:s text:c="6"/>console.log('World');</text:span></text:p>
                <text:p><text:span text:style-name="T2">3 <text:s text:c="2"/>}, 1000); //milliseconds</text:span></text:p>
                <text:p><text:span text:style-name="T2">4 <text:s text:c="2"/>console.log('Hello'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putting it all together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Well that was a contrived example, how about something more applicable?</text:p>
              </text:list-item>
              <text:list-item>
                <text:p>Let's pretend we are writing a webapp that queries a db to get a filename, reads the file from the disk, and then sends the file.</text:p>
                <text:p><text:span text:style-name="T4">php - 'classic' way of doing things</text:span></text:p>
                <text:p><text:span text:style-name="T2">1 <text:s/>$filename = db-&gt;query('SELECT ...');</text:span></text:p>
                <text:p><text:span text:style-name="T2">2 <text:s/>$data = readfile($filename);</text:span></text:p>
                <text:p><text:span text:style-name="T2">3 <text:s/>sendfile($data);</text:span></text:p>
                <text:p/>
              </text:list-item>
              <text:list-item>
                <text:p>It works! hooray! but is there a better way?</text:p>
                <text:list>
                  <text:list-item>
                    <text:p>We want our webapp to handle lots of users... so apache spawns threads for each user, gross!</text:p>
                  </text:list-item>
                  <text:list-item>
                    <text:p>To support all of these threads, we are constantly context switching, which is expensiv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getting your async on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Using callbacks, we can transform our code into something like this...</text:p>
                <text:p><text:span text:style-name="T4">javascript - async I/O via callbacks</text:span></text:p>
                <text:p><text:span text:style-name="T2">1</text:span><text:span text:style-name="T2"><text:tab/></text:span><text:span text:style-name="T2">db.query('SELECT ...',function(filename) {</text:span></text:p>
                <text:p><text:span text:style-name="T2">2</text:span><text:span text:style-name="T2"><text:tab/></text:span><text:span text:style-name="T2"> <text:s/>readfile(filename, function(data) { </text:span></text:p>
                <text:p><text:span text:style-name="T2">3 </text:span><text:span text:style-name="T2"><text:tab/></text:span><text:span text:style-name="T2"> <text:s text:c="3"/>sendfile(data);</text:span></text:p>
                <text:p><text:span text:style-name="T2">4 <text:s text:c="3"/>});</text:span></text:p>
                <text:p><text:span text:style-name="T2">5</text:span><text:span text:style-name="T2"><text:tab/></text:span><text:span text:style-name="T2">});</text:span></text:p>
                <text:p/>
              </text:list-item>
              <text:list-item>
                <text:p>Huh? How is this better?</text:p>
                <text:list>
                  <text:list-item>
                    <text:p>We can simplify our lives, get rid of threads and have a single event loop, no context switching!</text:p>
                  </text:list-item>
                  <text:list-item>
                    <text:p>We get awesome performance and better resource utilization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hello world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This wouldn't be an intro without a hello world, right?</text:p>
                <text:p><text:span text:style-name="T5"/></text:p>
                <text:p><text:span text:style-name="T5">1</text:span><text:span text:style-name="T5"><text:tab/></text:span><text:span text:style-name="T5">var http = require('http');</text:span></text:p>
                <text:p><text:span text:style-name="T5">2</text:span><text:span text:style-name="T5"><text:tab/></text:span><text:span text:style-name="T5">http.createServer(function (req, res) {</text:span></text:p>
                <text:p><text:span text:style-name="T5">3</text:span><text:span text:style-name="T5"><text:tab/></text:span><text:span text:style-name="T5"><text:tab/></text:span><text:span text:style-name="T5">res.writeHead(200, {'Content-Type': 'text/plain'});</text:span></text:p>
                <text:p><text:span text:style-name="T5">4</text:span><text:span text:style-name="T5"><text:tab/></text:span><text:span text:style-name="T5"><text:tab/></text:span><text:span text:style-name="T5">res.end('Hello World\n');</text:span></text:p>
                <text:p><text:span text:style-name="T5">5</text:span><text:span text:style-name="T5"><text:tab/></text:span><text:span text:style-name="T5">}).listen(1337, "127.0.0.1");</text:span></text:p>
                <text:p><text:span text:style-name="T5">6</text:span><text:span text:style-name="T5"><text:tab/></text:span><text:span text:style-name="T5">console.log('Server running at http://127.0.0.1:1337/'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node, what is it good for?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Node (sadly) is not magic, its not good for every single use case, but there are plenty of things it does well</text:p>
                <text:list>
                  <text:list-item>
                    <text:p>'realtime' webapps</text:p>
                    <text:list>
                      <text:list-item>
                        <text:p>Feeds, games, chat - all of these are good fits for node where high volume and low response time is required</text:p>
                      </text:list-item>
                    </text:list>
                  </text:list-item>
                  <text:list-item>
                    <text:p>Work queues and long running processes</text:p>
                  </text:list-item>
                  <text:list-item>
                    <text:p>Streaming data</text:p>
                    <text:list>
                      <text:list-item>
                        <text:p>Goes hand in hand with realtime, get your data from point A to point B</text:p>
                      </text:list-item>
                    </text:list>
                  </text:list-item>
                  <text:list-item>
                    <text:p>In reality, we can use Node for most anything and it will at least compete with other solution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what I am doing with it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Batch running code in the cloud</text:p>
                <text:list>
                  <text:list-item>
                    <text:p>I work in the stats department on campus, they needed something to allow students to run statistical code without installing tons of stuff</text:p>
                  </text:list-item>
                  <text:list-item>
                    <text:p>The processes are long running (really long), fits in great with an evented model</text:p>
                  </text:list-item>
                </text:list>
              </text:list-item>
              <text:list-item>
                <text:p>NeuronCloud – my startup</text:p>
                <text:list>
                  <text:list-item>
                    <text:p>A webapp that allows users to better keep track of the content that matters to them</text:p>
                  </text:list-item>
                  <text:list-item>
                    <text:p>Very data heavy, node makes it easy to stream data to the browser</text:p>
                  </text:list-item>
                  <text:list-item>
                    <text:p>Scalability, node does that t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the best of the best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In starting you exploration of node, keep these packages in mind</text:p>
                <text:list>
                  <text:list-item>
                    <text:p>npm (npmjs.org) - <text:s/>THE node package manager</text:p>
                    <text:list>
                      <text:list-item>
                        <text:p>It is practically impossible to get dependency conflicts</text:p>
                      </text:list-item>
                      <text:list-item>
                        <text:p>All packages are installed locally to your project</text:p>
                      </text:list-item>
                    </text:list>
                  </text:list-item>
                  <text:list-item>
                    <text:p>express (expressjs.com) – a lightweight web framework inspired by sinatra</text:p>
                    <text:list>
                      <text:list-item>
                        <text:p>Simple and lightweight with a very modular plugin system</text:p>
                      </text:list-item>
                    </text:list>
                  </text:list-item>
                  <text:list-item>
                    <text:p>Socket.io (socket.io) – websockets that you can use right now</text:p>
                  </text:list-item>
                  <text:list-item>
                    <text:p>Dnode (github.com/substack/dnode) – async rpc for server and browser</text:p>
                  </text:list-item>
                  <text:list-item>
                    <text:p>Jsdom (github.com/tmpvar/jsdom) – javascript DOM, headless unit testing</text:p>
                  </text:list-item>
                  <text:list-item>
                    <text:p>Plus lots more, you can find a package for most anything, search.npmjs.o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downsides of nod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Admittedly, there are some downsides</text:p>
                <text:list>
                  <text:list-item>
                    <text:p>To get serial I/O, we have to nest callbacks</text:p>
                    <text:list>
                      <text:list-item>
                        <text:p>If we have 6 I/O calls to make in a row, we have 6 levels of callback nesting</text:p>
                      </text:list-item>
                      <text:list-item>
                        <text:p>Can be harder to maintain</text:p>
                      </text:list-item>
                    </text:list>
                  </text:list-item>
                  <text:list-item>
                    <text:p>Still very young</text:p>
                    <text:list>
                      <text:list-item>
                        <text:p>Unlike PHP, there aren't de-facto standards or libraries for everything, its still being invented</text:p>
                      </text:list-item>
                      <text:list-item>
                        <text:p>Bugs aren't unheard of</text:p>
                      </text:list-item>
                    </text:list>
                  </text:list-item>
                  <text:list-item>
                    <text:p>Node only takes advantage of one CPU</text:p>
                    <text:list>
                      <text:list-item>
                        <text:p>If you have a 16 core box, node won't automatically use all 16 cores like apach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solutions</text:p>
          </draw:text-box>
        </draw:frame>
        <draw:frame presentation:style-name="pr10" draw:layer="layout" svg:width="25.199cm" svg:height="13.86cm" svg:x="1.4cm" svg:y="5.014cm" presentation:class="outline" presentation:user-transformed="true">
          <draw:text-box>
            <text:list text:style-name="L2">
              <text:list-item>
                <text:p>However, each of these has easy fixes</text:p>
                <text:list>
                  <text:list-item>
                    <text:p>Flow control libraries help make code less messy</text:p>
                    <text:list>
                      <text:list-item>
                        <text:p><text:a xlink:href="https://github.com/caolan/async">https://github.com/caolan/async</text:a> <text:s/>- my favorite</text:p>
                      </text:list-item>
                    </text:list>
                  </text:list-item>
                  <text:list-item>
                    <text:p>NPM, the node package manager, makes finding good libraries easy and conflict free</text:p>
                  </text:list-item>
                  <text:list-item>
                    <text:p>We can have multiple node instances and load balance between them to get use of more c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where to go from her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Challenges!</text:span></text:p>
                <text:list>
                  <text:list-item>
                    <text:p><text:span text:style-name="T3">I wrote up a tasks to perform using node.js, if you complete them all, you are well on your way to be a node.js dev</text:span></text:p>
                  </text:list-item>
                  <text:list-item>
                    <text:p><text:span text:style-name="T3"><text:a xlink:href="http://github.com/addisonj/presentation">http://github.com/addisonj/presentation</text:a></text:span></text:p>
                  </text:list-item>
                  <text:list-item>
                    <text:p><text:span text:style-name="T3">They get tough, work on them together!</text:span></text:p>
                  </text:list-item>
                </text:list>
              </text:list-item>
              <text:list-item>
                <text:p><text:span text:style-name="T3">Get help</text:span></text:p>
                <text:list>
                  <text:list-item>
                    <text:p><text:span text:style-name="T3">This group! </text:span><text:span text:style-name="T3"><text:a xlink:href="http://groups.google.com/group/provo-node">http://groups.google.com/group/provo-node</text:a></text:span></text:p>
                  </text:list-item>
                  <text:list-item>
                    <text:p><text:span text:style-name="T3">Mailing lists - </text:span><text:span text:style-name="T3"><text:a xlink:href="http://groups.google.com/group/nodejs">http://groups.google.com/group/nodejs</text:a></text:span></text:p>
                  </text:list-item>
                  <text:list-item>
                    <text:p><text:span text:style-name="T3">IRC - #node.js on freenode – addisonj is my handle</text:span></text:p>
                  </text:list-item>
                </text:list>
              </text:list-item>
              <text:list-item>
                <text:p><text:span text:style-name="T3">Do something cool</text:span></text:p>
              </text:list-item>
              <text:list-item>
                <text:p><text:span text:style-name="T3">Make Mill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s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-outline1" style:family="presentation">
      <style:graphic-properties draw:stroke="none" draw:fill="none" draw:auto-grow-height="false" draw:fit-to-size="shrink-to-fit">
        <text:list-style style:name="Slid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indent="0cm"/>
      <style:text-properties fo:color="#e6e6ff" style:text-outline="false" style:text-line-through-style="none" fo:font-family="Georgia" style:font-style-name="Norm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outline2" style:family="presentation" style:parent-style-name="Slides-outline1">
      <style:paragraph-properties fo:margin-left="0cm" fo:margin-right="0cm" fo:margin-top="0cm" fo:margin-bottom="0.4cm" fo:text-indent="0cm"/>
      <style:text-properties fo:font-family="Georgia" style:font-style-name="Normal" style:font-family-generic="roman" style:font-pitch="variable" fo:font-size="18pt" style:font-size-asian="28pt" style:font-size-complex="28pt"/>
    </style:style>
    <style:style style:name="Slides-outline3" style:family="presentation" style:parent-style-name="Slides-outline2">
      <style:paragraph-properties fo:margin-top="0cm" fo:margin-bottom="0.3cm"/>
      <style:text-properties fo:font-size="18pt" style:font-size-asian="24pt" style:font-size-complex="24pt"/>
    </style:style>
    <style:style style:name="Slides-outline4" style:family="presentation" style:parent-style-name="Slides-outline3">
      <style:paragraph-properties fo:margin-top="0cm" fo:margin-bottom="0.2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top="0cm" fo:margin-bottom="0.1cm"/>
      <style:text-properties fo:font-family="'Courier New'" style:font-style-name="Normal" style:font-family-generic="modern" style:font-pitch="fixed" fo:font-size="16pt" style:font-size-asian="20pt" style:font-size-complex="20pt"/>
    </style:style>
    <style:style style:name="Slides-outline6" style:family="presentation" style:parent-style-name="Slides-outline5">
      <style:paragraph-properties fo:margin-top="0cm" fo:margin-bottom="0.1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top="0cm" fo:margin-bottom="0.1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top="0cm" fo:margin-bottom="0.1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top="0cm" fo:margin-bottom="0.1cm"/>
      <style:text-properties fo:font-size="20pt" style:font-size-asian="20pt" style:font-size-complex="20pt"/>
    </style:style>
    <style:style style:name="Slides-subtitle" style:family="presentation">
      <style:graphic-properties draw:stroke="none" draw:fill="none" draw:fill-image-width="0cm" draw:fill-image-height="0cm" draw:textarea-vertical-align="top" fo:padding-top="1.524cm" fo:padding-bottom="1.524cm">
        <text:list-style style:name="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e6e6e6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5312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s" style:page-layout-name="PM1" draw:style-name="Mdp1">
      <office:forms form:automatic-focus="false" form:apply-design-mode="false"/>
      <draw:frame draw:style-name="Mgr3" draw:text-style-name="MP3" draw:layer="backgroundobjects" svg:width="9.17cm" svg:height="3.914cm" svg:x="18.77cm" svg:y="17.041cm">
        <draw:image xlink:href="Pictures/10000201000001040000006FC31ED1A1.png" xlink:type="simple" xlink:show="embed" xlink:actuate="onLoad">
          <text:p/>
        </draw:image>
      </draw:frame>
      <draw:frame presentation:style-name="Slides-title" draw:layer="backgroundobjects" svg:width="25.199cm" svg:height="3.506cm" svg:x="1.4cm" svg:y="0.837cm" presentation:class="title" presentation:placeholder="true">
        <draw:text-box/>
      </draw:frame>
      <draw:frame presentation:style-name="Slid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draw:style-name="Mgr3" draw:text-style-name="MP3" draw:layer="backgroundobjects" svg:width="9.17cm" svg:height="3.914cm" svg:x="9.415cm" svg:y="4.341cm">
        <draw:image xlink:href="Pictures/10000201000001040000006FC31ED1A1.png" xlink:type="simple" xlink:show="embed" xlink:actuate="onLoad">
          <text:p/>
        </draw:image>
      </draw:frame>
      <draw:frame presentation:style-name="Title-title" draw:layer="backgroundobjects" svg:width="25.199cm" svg:height="3.506cm" svg:x="1.4cm" svg:y="0.837cm" presentation:class="title" presentation:placeholder="true">
        <draw:text-box/>
      </draw:frame>
      <draw:frame presentation:style-name="Titl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ddison Higham</meta:initial-creator>
    <meta:creation-date>2011-08-09T13:09:59</meta:creation-date>
    <meta:editing-duration>PT15H1M37S</meta:editing-duration>
    <meta:editing-cycles>10</meta:editing-cycles>
    <dc:date>2011-08-25T17:05:22</dc:date>
    <dc:creator>Addison Higham</dc:creator>
    <meta:generator>LibreOffice/3.3$Unix LibreOffice_project/330m19$Build-301</meta:generator>
    <meta:document-statistic meta:object-count="86"/>
  </office:meta>
</office:document-meta>
</file>